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Georgia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Times New Roman" fo:font-size="9.5pt" style:font-size-asian="9.5pt" style:font-name-complex="Times New Roman1" style:font-size-complex="9.5pt"/>
    </style:style>
    <style:style style:name="P4" style:family="paragraph" style:parent-style-name="Standard">
      <style:paragraph-properties fo:margin-top="0in" fo:margin-bottom="0in" fo:line-height="100%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>
      <style:text-properties style:font-name="Georgia"/>
    </style:style>
    <style:style style:name="P8" style:family="paragraph" style:parent-style-name="List_20_Paragraph">
      <style:paragraph-properties fo:margin-top="0in" fo:margin-bottom="0in" fo:line-height="100%"/>
    </style:style>
    <style:style style:name="T1" style:family="text">
      <style:text-properties style:font-name="Georgia"/>
    </style:style>
    <style:style style:name="T2" style:family="text">
      <style:text-properties style:font-name="Georgia" fo:font-size="16pt" style:font-size-asian="16pt" style:font-name-complex="Arial1" style:font-size-complex="14pt"/>
    </style:style>
    <style:style style:name="T3" style:family="text">
      <style:text-properties style:font-name="Georgia" fo:font-size="12pt" style:font-size-asian="12pt"/>
    </style:style>
    <style:style style:name="T4" style:family="text">
      <style:text-properties style:font-name="Georgia" fo:font-size="12pt" style:font-size-asian="12pt" style:font-name-complex="Arial1"/>
    </style:style>
    <style:style style:name="T5" style:family="text">
      <style:text-properties style:font-name="Georgia" fo:font-size="12pt" fo:font-weight="bold" style:font-size-asian="12pt" style:font-weight-asian="bold"/>
    </style:style>
    <style:style style:name="T6" style:family="text">
      <style:text-properties style:font-name="Georgia" fo:font-size="12pt" fo:font-weight="bold" style:font-size-asian="12pt" style:font-weight-asian="bold" style:font-name-complex="Arial1"/>
    </style:style>
    <style:style style:name="T7" style:family="text">
      <style:text-properties style:font-name="Georgia" fo:font-size="14pt" style:font-size-asian="14pt" style:font-name-complex="Arial1"/>
    </style:style>
    <style:style style:name="T8" style:family="text">
      <style:text-properties style:font-name="Georgia" fo:font-style="italic" style:font-style-asian="italic"/>
    </style:style>
    <style:style style:name="T9" style:family="text">
      <style:text-properties style:font-name="Georgia" fo:font-style="italic" fo:font-weight="bold" style:font-style-asian="italic" style:font-weight-asian="bold"/>
    </style:style>
    <style:style style:name="T10" style:family="text">
      <style:text-properties style:font-name="Georgia" fo:font-weight="bold" style:font-weight-asian="bold"/>
    </style:style>
    <style:style style:name="T11" style:family="text">
      <style:text-properties style:font-name="Georgia" fo:font-weight="bold" fo:background-color="#ffff00" style:font-weight-asian="bold"/>
    </style:style>
    <style:style style:name="T12" style:family="text">
      <style:text-properties style:font-name="Georgia" fo:background-color="#ffff00"/>
    </style:style>
    <style:style style:name="T13" style:family="text">
      <style:text-properties fo:color="#ff0000"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T14" style:family="text">
      <style:text-properties fo:color="#000000" style:font-name="Times New Roman" fo:font-size="9.5pt" style:font-size-asian="9.5pt" style:font-name-complex="Times New Roman1" style:font-size-complex="9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<text:span text:style-name="T2">Georgia Southern University</text:span><text:span text:style-name="T6"> </text:span></text:p>
      <text:p text:style-name="P1"><text:span text:style-name="T4">Fall 2012; Dr J</text:span></text:p>
      <text:p text:style-name="P1"><text:span text:style-name="T7">CSCI 5335 Object –Oriented Design</text:span></text:p>
      <text:p text:style-name="P2"/>
      <text:p text:style-name="Standard"><text:span text:style-name="T5">Final Exam</text:span></text:p>
      <text:p text:style-name="Standard"><text:span text:style-name="T3"><text:s/></text:span><text:span text:style-name="T1">(e-mail your solution ASAP before the scheduled time, you need to show to explain)</text:span></text:p>
      <text:p text:style-name="Standard"><text:span text:style-name="T1">For a complete model of an e-bookshop presented as a set of UML diagrams (</text:span><text:span text:style-name="T8">attached</text:span><text:span text:style-name="T1">) complete the following activities:</text:span></text:p>
      <text:list xml:id="list4622101424641619523" text:style-name="WWNum1">
        <text:list-item>
          <text:p text:style-name="P6"><text:span text:style-name="T1">(</text:span><text:span text:style-name="T10">7 points</text:span><text:span text:style-name="T1">): Review, and simplify all diagrams and produce a consolidated coherent subset of a model in Enterprise Architect (min 7 classes). Make sure that it completely covers relevant use cases.</text:span></text:p>
        </text:list-item>
        <text:list-item>
          <text:p text:style-name="P6"><text:span text:style-name="T1">(</text:span><text:span text:style-name="T10">9 points</text:span><text:span text:style-name="T1">) Code and Unit test </text:span><text:span text:style-name="T10">core of the application functionality</text:span><text:span text:style-name="T1"> in (Java/VB/C#/C++) using stubs/mockups for select elements (persistence) and preferably one </text:span><text:span text:style-name="T9">xUnit </text:span><text:span text:style-name="T1">(unit test) framework.</text:span></text:p>
        </text:list-item>
        <text:list-item>
          <text:p text:style-name="P6"><text:span text:style-name="T1">(</text:span><text:span text:style-name="T10">4 points</text:span><text:span text:style-name="T1">): Develop integration tests and <text:s/>for the simplified solution above</text:span></text:p>
        </text:list-item>
        <text:list-item>
          <text:p text:style-name="P6"><text:span text:style-name="T12">(</text:span><text:span text:style-name="T11">for extra credit</text:span><text:span text:style-name="T1">: </text:span><text:span text:style-name="T10">5 points</text:span><text:span text:style-name="T1">) Implement a GUI rich application possibly using one Persistence Framework (like Hibernate or Entity).</text:span></text:p>
        </text:list-item>
      </text:list>
      <text:p text:style-name="P7"/>
      <text:p text:style-name="P7"/>
      <text:p text:style-name="P8"><text:span text:style-name="T13">GOAL</text:span><text:bookmark text:name="_GoBack"/><text:span text:style-name="T13"> OF ASSIGNMENT </text:span></text:p>
      <text:p text:style-name="P3"/>
      <text:p text:style-name="P4"><text:span text:style-name="T14">Our goal is to introduce, you, a seasoned student programmer, to the productivity of implementing from a good design. Hopefully, in the future, the experience will lead you to create a good design before you code whenever possible. In any case programming from a model is probably a more interesting way of learning use cases, robustness diagrams, sequence diagrams etc. than cramming from a textbook.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an Jovanovic</meta:initial-creator>
    <dc:creator>Vladan Jovanovic</dc:creator>
    <meta:editing-cycles>3</meta:editing-cycles>
    <meta:print-date>2011-11-01T21:55:00</meta:print-date>
    <meta:creation-date>2012-08-06T23:14:00</meta:creation-date>
    <dc:date>2012-08-06T23:22:00</dc:date>
    <meta:editing-duration>PT9S</meta:editing-duration>
    <meta:generator>OpenOffice.org/3.4.1$Win32 OpenOffice.org_project/341m1$Build-9593</meta:generator>
    <meta:document-statistic meta:table-count="0" meta:image-count="0" meta:object-count="0" meta:page-count="1" meta:paragraph-count="12" meta:word-count="206" meta:character-count="1307"/>
    <meta:user-defined meta:name="AppVersion">14.0000</meta:user-defined>
    <meta:user-defined meta:name="Company">Georgia Souther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